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80985" calcext:value-type="float">
            <text:p>27.80985</text:p>
          </table:table-cell>
          <table:table-cell office:value-type="float" office:value="49.61936" calcext:value-type="float">
            <text:p>49.61936</text:p>
          </table:table-cell>
          <table:table-cell office:value-type="float" office:value="83.08067" calcext:value-type="float">
            <text:p>83.08067</text:p>
          </table:table-cell>
          <table:table-cell office:value-type="float" office:value="116.6632" calcext:value-type="float">
            <text:p>116.6632</text:p>
          </table:table-cell>
          <table:table-cell office:value-type="float" office:value="130.414" calcext:value-type="float">
            <text:p>130.414</text:p>
          </table:table-cell>
          <table:table-cell office:value-type="float" office:value="150.7206" calcext:value-type="float">
            <text:p>150.7206</text:p>
          </table:table-cell>
          <table:table-cell office:value-type="float" office:value="220.1871" calcext:value-type="float">
            <text:p>220.1871</text:p>
          </table:table-cell>
          <table:table-cell office:value-type="float" office:value="156.1536" calcext:value-type="float">
            <text:p>156.1536</text:p>
          </table:table-cell>
          <table:table-cell office:value-type="float" office:value="148.6416" calcext:value-type="float">
            <text:p>148.6416</text:p>
          </table:table-cell>
          <table:table-cell office:value-type="float" office:value="203.7845" calcext:value-type="float">
            <text:p>203.7845</text:p>
          </table:table-cell>
          <table:table-cell office:value-type="float" office:value="206.0386" calcext:value-type="float">
            <text:p>206.0386</text:p>
          </table:table-cell>
          <table:table-cell office:value-type="float" office:value="107.1618" calcext:value-type="float">
            <text:p>107.1618</text:p>
          </table:table-cell>
          <table:table-cell office:value-type="float" office:value="68.36975" calcext:value-type="float">
            <text:p>68.36975</text:p>
          </table:table-cell>
          <table:table-cell office:value-type="float" office:value="45.3359" calcext:value-type="float">
            <text:p>45.3359</text:p>
          </table:table-cell>
          <table:table-cell office:value-type="float" office:value="49.96142" calcext:value-type="float">
            <text:p>49.96142</text:p>
          </table:table-cell>
          <table:table-cell office:value-type="float" office:value="21.89279" calcext:value-type="float">
            <text:p>21.89279</text:p>
          </table:table-cell>
          <table:table-cell office:value-type="float" office:value="17.02552" calcext:value-type="float">
            <text:p>17.02552</text:p>
          </table:table-cell>
          <table:table-cell office:value-type="float" office:value="11.74317" calcext:value-type="float">
            <text:p>11.74317</text:p>
          </table:table-cell>
          <table:table-cell office:value-type="float" office:value="14.75226" calcext:value-type="float">
            <text:p>14.75226</text:p>
          </table:table-cell>
          <table:table-cell office:value-type="float" office:value="13.6671" calcext:value-type="float">
            <text:p>13.6671</text:p>
          </table:table-cell>
          <table:table-cell office:value-type="float" office:value="5.677561" calcext:value-type="float">
            <text:p>5.677561</text:p>
          </table:table-cell>
          <table:table-cell office:value-type="float" office:value="3.31234" calcext:value-type="float">
            <text:p>3.31234</text:p>
          </table:table-cell>
          <table:table-cell office:value-type="float" office:value="1.156517" calcext:value-type="float">
            <text:p>1.156517</text:p>
          </table:table-cell>
          <table:table-cell office:value-type="float" office:value="-0.147662" calcext:value-type="float">
            <text:p>-0.1476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71966" calcext:value-type="float">
            <text:p>27.71966</text:p>
          </table:table-cell>
          <table:table-cell office:value-type="float" office:value="48.55022" calcext:value-type="float">
            <text:p>48.55022</text:p>
          </table:table-cell>
          <table:table-cell office:value-type="float" office:value="65.21374" calcext:value-type="float">
            <text:p>65.21374</text:p>
          </table:table-cell>
          <table:table-cell office:value-type="float" office:value="95.27666" calcext:value-type="float">
            <text:p>95.27666</text:p>
          </table:table-cell>
          <table:table-cell office:value-type="float" office:value="116.9964" calcext:value-type="float">
            <text:p>116.9964</text:p>
          </table:table-cell>
          <table:table-cell office:value-type="float" office:value="133.9056" calcext:value-type="float">
            <text:p>133.9056</text:p>
          </table:table-cell>
          <table:table-cell office:value-type="float" office:value="152.3412" calcext:value-type="float">
            <text:p>152.3412</text:p>
          </table:table-cell>
          <table:table-cell office:value-type="float" office:value="151.934" calcext:value-type="float">
            <text:p>151.934</text:p>
          </table:table-cell>
          <table:table-cell office:value-type="float" office:value="160.1139" calcext:value-type="float">
            <text:p>160.1139</text:p>
          </table:table-cell>
          <table:table-cell office:value-type="float" office:value="179.5327" calcext:value-type="float">
            <text:p>179.5327</text:p>
          </table:table-cell>
          <table:table-cell office:value-type="float" office:value="147.6184" calcext:value-type="float">
            <text:p>147.6184</text:p>
          </table:table-cell>
          <table:table-cell office:value-type="float" office:value="170.3943" calcext:value-type="float">
            <text:p>170.3943</text:p>
          </table:table-cell>
          <table:table-cell office:value-type="float" office:value="121.8194" calcext:value-type="float">
            <text:p>121.8194</text:p>
          </table:table-cell>
          <table:table-cell office:value-type="float" office:value="52.58537" calcext:value-type="float">
            <text:p>52.58537</text:p>
          </table:table-cell>
          <table:table-cell office:value-type="float" office:value="33.08871" calcext:value-type="float">
            <text:p>33.08871</text:p>
          </table:table-cell>
          <table:table-cell office:value-type="float" office:value="38.40972" calcext:value-type="float">
            <text:p>38.40972</text:p>
          </table:table-cell>
          <table:table-cell office:value-type="float" office:value="44.24843" calcext:value-type="float">
            <text:p>44.24843</text:p>
          </table:table-cell>
          <table:table-cell office:value-type="float" office:value="69.5786" calcext:value-type="float">
            <text:p>69.5786</text:p>
          </table:table-cell>
          <table:table-cell office:value-type="float" office:value="4.019351" calcext:value-type="float">
            <text:p>4.019351</text:p>
          </table:table-cell>
          <table:table-cell office:value-type="float" office:value="3.050024" calcext:value-type="float">
            <text:p>3.050024</text:p>
          </table:table-cell>
          <table:table-cell office:value-type="float" office:value="3.039719" calcext:value-type="float">
            <text:p>3.039719</text:p>
          </table:table-cell>
          <table:table-cell office:value-type="float" office:value="2.996142" calcext:value-type="float">
            <text:p>2.996142</text:p>
          </table:table-cell>
          <table:table-cell office:value-type="float" office:value="2.967954" calcext:value-type="float">
            <text:p>2.967954</text:p>
          </table:table-cell>
          <table:table-cell office:value-type="float" office:value="1.999594" calcext:value-type="float">
            <text:p>1.9995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4267" calcext:value-type="float">
            <text:p>30.4267</text:p>
          </table:table-cell>
          <table:table-cell office:value-type="float" office:value="33.47752" calcext:value-type="float">
            <text:p>33.47752</text:p>
          </table:table-cell>
          <table:table-cell office:value-type="float" office:value="44.80953" calcext:value-type="float">
            <text:p>44.80953</text:p>
          </table:table-cell>
          <table:table-cell office:value-type="float" office:value="62.47495" calcext:value-type="float">
            <text:p>62.47495</text:p>
          </table:table-cell>
          <table:table-cell office:value-type="float" office:value="77.43523" calcext:value-type="float">
            <text:p>77.43523</text:p>
          </table:table-cell>
          <table:table-cell office:value-type="float" office:value="104.2153" calcext:value-type="float">
            <text:p>104.2153</text:p>
          </table:table-cell>
          <table:table-cell office:value-type="float" office:value="102.7393" calcext:value-type="float">
            <text:p>102.7393</text:p>
          </table:table-cell>
          <table:table-cell office:value-type="float" office:value="137.0004" calcext:value-type="float">
            <text:p>137.0004</text:p>
          </table:table-cell>
          <table:table-cell office:value-type="float" office:value="186.0706" calcext:value-type="float">
            <text:p>186.0706</text:p>
          </table:table-cell>
          <table:table-cell office:value-type="float" office:value="219.3173" calcext:value-type="float">
            <text:p>219.3173</text:p>
          </table:table-cell>
          <table:table-cell office:value-type="float" office:value="181.7615" calcext:value-type="float">
            <text:p>181.7615</text:p>
          </table:table-cell>
          <table:table-cell office:value-type="float" office:value="120.9154" calcext:value-type="float">
            <text:p>120.9154</text:p>
          </table:table-cell>
          <table:table-cell office:value-type="float" office:value="143.1835" calcext:value-type="float">
            <text:p>143.1835</text:p>
          </table:table-cell>
          <table:table-cell office:value-type="float" office:value="82.40501" calcext:value-type="float">
            <text:p>82.40501</text:p>
          </table:table-cell>
          <table:table-cell office:value-type="float" office:value="48.47132" calcext:value-type="float">
            <text:p>48.47132</text:p>
          </table:table-cell>
          <table:table-cell office:value-type="float" office:value="74.71461" calcext:value-type="float">
            <text:p>74.71461</text:p>
          </table:table-cell>
          <table:table-cell office:value-type="float" office:value="60.0909" calcext:value-type="float">
            <text:p>60.0909</text:p>
          </table:table-cell>
          <table:table-cell office:value-type="float" office:value="7.073525" calcext:value-type="float">
            <text:p>7.073525</text:p>
          </table:table-cell>
          <table:table-cell office:value-type="float" office:value="6.089851" calcext:value-type="float">
            <text:p>6.089851</text:p>
          </table:table-cell>
          <table:table-cell office:value-type="float" office:value="6.53745" calcext:value-type="float">
            <text:p>6.53745</text:p>
          </table:table-cell>
          <table:table-cell office:value-type="float" office:value="6.666096" calcext:value-type="float">
            <text:p>6.666096</text:p>
          </table:table-cell>
          <table:table-cell office:value-type="float" office:value="7.306965" calcext:value-type="float">
            <text:p>7.306965</text:p>
          </table:table-cell>
          <table:table-cell office:value-type="float" office:value="5.73684" calcext:value-type="float">
            <text:p>5.73684</text:p>
          </table:table-cell>
          <table:table-cell office:value-type="float" office:value="3.625628" calcext:value-type="float">
            <text:p>3.6256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66549" calcext:value-type="float">
            <text:p>16.66549</text:p>
          </table:table-cell>
          <table:table-cell office:value-type="float" office:value="30.1086" calcext:value-type="float">
            <text:p>30.1086</text:p>
          </table:table-cell>
          <table:table-cell office:value-type="float" office:value="39.96952" calcext:value-type="float">
            <text:p>39.96952</text:p>
          </table:table-cell>
          <table:table-cell office:value-type="float" office:value="44.12225" calcext:value-type="float">
            <text:p>44.12225</text:p>
          </table:table-cell>
          <table:table-cell office:value-type="float" office:value="59.57512" calcext:value-type="float">
            <text:p>59.57512</text:p>
          </table:table-cell>
          <table:table-cell office:value-type="float" office:value="77.56929" calcext:value-type="float">
            <text:p>77.56929</text:p>
          </table:table-cell>
          <table:table-cell office:value-type="float" office:value="106.8925" calcext:value-type="float">
            <text:p>106.8925</text:p>
          </table:table-cell>
          <table:table-cell office:value-type="float" office:value="166.5539" calcext:value-type="float">
            <text:p>166.5539</text:p>
          </table:table-cell>
          <table:table-cell office:value-type="float" office:value="175.2381" calcext:value-type="float">
            <text:p>175.2381</text:p>
          </table:table-cell>
          <table:table-cell office:value-type="float" office:value="185.2815" calcext:value-type="float">
            <text:p>185.2815</text:p>
          </table:table-cell>
          <table:table-cell office:value-type="float" office:value="154.5056" calcext:value-type="float">
            <text:p>154.5056</text:p>
          </table:table-cell>
          <table:table-cell office:value-type="float" office:value="83.0433" calcext:value-type="float">
            <text:p>83.0433</text:p>
          </table:table-cell>
          <table:table-cell office:value-type="float" office:value="62.61732" calcext:value-type="float">
            <text:p>62.61732</text:p>
          </table:table-cell>
          <table:table-cell office:value-type="float" office:value="62.33167" calcext:value-type="float">
            <text:p>62.33167</text:p>
          </table:table-cell>
          <table:table-cell office:value-type="float" office:value="60.55916" calcext:value-type="float">
            <text:p>60.55916</text:p>
          </table:table-cell>
          <table:table-cell office:value-type="float" office:value="55.92124" calcext:value-type="float">
            <text:p>55.92124</text:p>
          </table:table-cell>
          <table:table-cell office:value-type="float" office:value="15.17284" calcext:value-type="float">
            <text:p>15.17284</text:p>
          </table:table-cell>
          <table:table-cell office:value-type="float" office:value="8.248324" calcext:value-type="float">
            <text:p>8.248324</text:p>
          </table:table-cell>
          <table:table-cell office:value-type="float" office:value="36.68087" calcext:value-type="float">
            <text:p>36.68087</text:p>
          </table:table-cell>
          <table:table-cell office:value-type="float" office:value="61.93413" calcext:value-type="float">
            <text:p>61.93413</text:p>
          </table:table-cell>
          <table:table-cell office:value-type="float" office:value="20.26867" calcext:value-type="float">
            <text:p>20.26867</text:p>
          </table:table-cell>
          <table:table-cell office:value-type="float" office:value="68.58819" calcext:value-type="float">
            <text:p>68.58819</text:p>
          </table:table-cell>
          <table:table-cell office:value-type="float" office:value="46.49812" calcext:value-type="float">
            <text:p>46.49812</text:p>
          </table:table-cell>
          <table:table-cell office:value-type="float" office:value="0.2360095" calcext:value-type="float">
            <text:p>0.2360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815617" calcext:value-type="float">
            <text:p>8.815617</text:p>
          </table:table-cell>
          <table:table-cell office:value-type="float" office:value="18.3516" calcext:value-type="float">
            <text:p>18.3516</text:p>
          </table:table-cell>
          <table:table-cell office:value-type="float" office:value="8.658275" calcext:value-type="float">
            <text:p>8.658275</text:p>
          </table:table-cell>
          <table:table-cell office:value-type="float" office:value="27.5859" calcext:value-type="float">
            <text:p>27.5859</text:p>
          </table:table-cell>
          <table:table-cell office:value-type="float" office:value="48.62691" calcext:value-type="float">
            <text:p>48.62691</text:p>
          </table:table-cell>
          <table:table-cell office:value-type="float" office:value="60.18013" calcext:value-type="float">
            <text:p>60.18013</text:p>
          </table:table-cell>
          <table:table-cell office:value-type="float" office:value="91.3286" calcext:value-type="float">
            <text:p>91.3286</text:p>
          </table:table-cell>
          <table:table-cell office:value-type="float" office:value="145.7109" calcext:value-type="float">
            <text:p>145.7109</text:p>
          </table:table-cell>
          <table:table-cell office:value-type="float" office:value="116.0653" calcext:value-type="float">
            <text:p>116.0653</text:p>
          </table:table-cell>
          <table:table-cell office:value-type="float" office:value="106.2662" calcext:value-type="float">
            <text:p>106.2662</text:p>
          </table:table-cell>
          <table:table-cell office:value-type="float" office:value="68.69447" calcext:value-type="float">
            <text:p>68.69447</text:p>
          </table:table-cell>
          <table:table-cell office:value-type="float" office:value="53.10596" calcext:value-type="float">
            <text:p>53.10596</text:p>
          </table:table-cell>
          <table:table-cell office:value-type="float" office:value="37.92797" calcext:value-type="float">
            <text:p>37.92797</text:p>
          </table:table-cell>
          <table:table-cell office:value-type="float" office:value="47.95942" calcext:value-type="float">
            <text:p>47.95942</text:p>
          </table:table-cell>
          <table:table-cell office:value-type="float" office:value="47.42691" calcext:value-type="float">
            <text:p>47.42691</text:p>
          </table:table-cell>
          <table:table-cell office:value-type="float" office:value="69.20731" calcext:value-type="float">
            <text:p>69.20731</text:p>
          </table:table-cell>
          <table:table-cell office:value-type="float" office:value="44.95468" calcext:value-type="float">
            <text:p>44.95468</text:p>
          </table:table-cell>
          <table:table-cell office:value-type="float" office:value="29.17197" calcext:value-type="float">
            <text:p>29.17197</text:p>
          </table:table-cell>
          <table:table-cell office:value-type="float" office:value="17.91674" calcext:value-type="float">
            <text:p>17.91674</text:p>
          </table:table-cell>
          <table:table-cell office:value-type="float" office:value="16.25515" calcext:value-type="float">
            <text:p>16.25515</text:p>
          </table:table-cell>
          <table:table-cell office:value-type="float" office:value="14.65559" calcext:value-type="float">
            <text:p>14.65559</text:p>
          </table:table-cell>
          <table:table-cell office:value-type="float" office:value="17.26048" calcext:value-type="float">
            <text:p>17.26048</text:p>
          </table:table-cell>
          <table:table-cell office:value-type="float" office:value="31.22245" calcext:value-type="float">
            <text:p>31.22245</text:p>
          </table:table-cell>
          <table:table-cell office:value-type="float" office:value="46.71704" calcext:value-type="float">
            <text:p>46.71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628881" calcext:value-type="float">
            <text:p>6.628881</text:p>
          </table:table-cell>
          <table:table-cell office:value-type="float" office:value="10.41339" calcext:value-type="float">
            <text:p>10.41339</text:p>
          </table:table-cell>
          <table:table-cell office:value-type="float" office:value="24.81939" calcext:value-type="float">
            <text:p>24.81939</text:p>
          </table:table-cell>
          <table:table-cell office:value-type="float" office:value="26.08952" calcext:value-type="float">
            <text:p>26.08952</text:p>
          </table:table-cell>
          <table:table-cell office:value-type="float" office:value="30.1605" calcext:value-type="float">
            <text:p>30.1605</text:p>
          </table:table-cell>
          <table:table-cell office:value-type="float" office:value="52.30802" calcext:value-type="float">
            <text:p>52.30802</text:p>
          </table:table-cell>
          <table:table-cell office:value-type="float" office:value="64.71007" calcext:value-type="float">
            <text:p>64.71007</text:p>
          </table:table-cell>
          <table:table-cell office:value-type="float" office:value="76.30823" calcext:value-type="float">
            <text:p>76.30823</text:p>
          </table:table-cell>
          <table:table-cell office:value-type="float" office:value="84.63686" calcext:value-type="float">
            <text:p>84.63686</text:p>
          </table:table-cell>
          <table:table-cell office:value-type="float" office:value="99.4324" calcext:value-type="float">
            <text:p>99.4324</text:p>
          </table:table-cell>
          <table:table-cell office:value-type="float" office:value="62.52132" calcext:value-type="float">
            <text:p>62.52132</text:p>
          </table:table-cell>
          <table:table-cell office:value-type="float" office:value="46.81647" calcext:value-type="float">
            <text:p>46.81647</text:p>
          </table:table-cell>
          <table:table-cell office:value-type="float" office:value="55.76606" calcext:value-type="float">
            <text:p>55.76606</text:p>
          </table:table-cell>
          <table:table-cell office:value-type="float" office:value="82.4099" calcext:value-type="float">
            <text:p>82.4099</text:p>
          </table:table-cell>
          <table:table-cell office:value-type="float" office:value="140.2647" calcext:value-type="float">
            <text:p>140.2647</text:p>
          </table:table-cell>
          <table:table-cell office:value-type="float" office:value="81.26501" calcext:value-type="float">
            <text:p>81.26501</text:p>
          </table:table-cell>
          <table:table-cell office:value-type="float" office:value="56.45756" calcext:value-type="float">
            <text:p>56.45756</text:p>
          </table:table-cell>
          <table:table-cell office:value-type="float" office:value="30.42164" calcext:value-type="float">
            <text:p>30.42164</text:p>
          </table:table-cell>
          <table:table-cell office:value-type="float" office:value="17.28782" calcext:value-type="float">
            <text:p>17.28782</text:p>
          </table:table-cell>
          <table:table-cell office:value-type="float" office:value="8.302431" calcext:value-type="float">
            <text:p>8.302431</text:p>
          </table:table-cell>
          <table:table-cell office:value-type="float" office:value="2.981626" calcext:value-type="float">
            <text:p>2.981626</text:p>
          </table:table-cell>
          <table:table-cell office:value-type="float" office:value="2.698536" calcext:value-type="float">
            <text:p>2.698536</text:p>
          </table:table-cell>
          <table:table-cell office:value-type="float" office:value="5.886086" calcext:value-type="float">
            <text:p>5.886086</text:p>
          </table:table-cell>
          <table:table-cell office:value-type="float" office:value="5.268358" calcext:value-type="float">
            <text:p>5.2683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83975" calcext:value-type="float">
            <text:p>21.83975</text:p>
          </table:table-cell>
          <table:table-cell office:value-type="float" office:value="6.63927" calcext:value-type="float">
            <text:p>6.63927</text:p>
          </table:table-cell>
          <table:table-cell office:value-type="float" office:value="18.97085" calcext:value-type="float">
            <text:p>18.97085</text:p>
          </table:table-cell>
          <table:table-cell office:value-type="float" office:value="32.89204" calcext:value-type="float">
            <text:p>32.89204</text:p>
          </table:table-cell>
          <table:table-cell office:value-type="float" office:value="43.15014" calcext:value-type="float">
            <text:p>43.15014</text:p>
          </table:table-cell>
          <table:table-cell office:value-type="float" office:value="62.86014" calcext:value-type="float">
            <text:p>62.86014</text:p>
          </table:table-cell>
          <table:table-cell office:value-type="float" office:value="104.6657" calcext:value-type="float">
            <text:p>104.6657</text:p>
          </table:table-cell>
          <table:table-cell office:value-type="float" office:value="130.2294" calcext:value-type="float">
            <text:p>130.2294</text:p>
          </table:table-cell>
          <table:table-cell office:value-type="float" office:value="114.8494" calcext:value-type="float">
            <text:p>114.8494</text:p>
          </table:table-cell>
          <table:table-cell office:value-type="float" office:value="106.9873" calcext:value-type="float">
            <text:p>106.9873</text:p>
          </table:table-cell>
          <table:table-cell office:value-type="float" office:value="61.89647" calcext:value-type="float">
            <text:p>61.89647</text:p>
          </table:table-cell>
          <table:table-cell office:value-type="float" office:value="55.55682" calcext:value-type="float">
            <text:p>55.55682</text:p>
          </table:table-cell>
          <table:table-cell office:value-type="float" office:value="86.80986" calcext:value-type="float">
            <text:p>86.80986</text:p>
          </table:table-cell>
          <table:table-cell office:value-type="float" office:value="89.27802" calcext:value-type="float">
            <text:p>89.27802</text:p>
          </table:table-cell>
          <table:table-cell office:value-type="float" office:value="122.4221" calcext:value-type="float">
            <text:p>122.4221</text:p>
          </table:table-cell>
          <table:table-cell office:value-type="float" office:value="123.9698" calcext:value-type="float">
            <text:p>123.9698</text:p>
          </table:table-cell>
          <table:table-cell office:value-type="float" office:value="109.0952" calcext:value-type="float">
            <text:p>109.0952</text:p>
          </table:table-cell>
          <table:table-cell office:value-type="float" office:value="98.41956" calcext:value-type="float">
            <text:p>98.41956</text:p>
          </table:table-cell>
          <table:table-cell office:value-type="float" office:value="77.61374" calcext:value-type="float">
            <text:p>77.61374</text:p>
          </table:table-cell>
          <table:table-cell office:value-type="float" office:value="32.49031" calcext:value-type="float">
            <text:p>32.49031</text:p>
          </table:table-cell>
          <table:table-cell office:value-type="float" office:value="14.67344" calcext:value-type="float">
            <text:p>14.67344</text:p>
          </table:table-cell>
          <table:table-cell office:value-type="float" office:value="7.370775" calcext:value-type="float">
            <text:p>7.370775</text:p>
          </table:table-cell>
          <table:table-cell office:value-type="float" office:value="0.03711011" calcext:value-type="float">
            <text:p>0.03711011</text:p>
          </table:table-cell>
          <table:table-cell office:value-type="float" office:value="0.6423392" calcext:value-type="float">
            <text:p>0.6423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.34303" calcext:value-type="float">
            <text:p>53.34303</text:p>
          </table:table-cell>
          <table:table-cell office:value-type="float" office:value="26.79797" calcext:value-type="float">
            <text:p>26.79797</text:p>
          </table:table-cell>
          <table:table-cell office:value-type="float" office:value="6.63927" calcext:value-type="float">
            <text:p>6.63927</text:p>
          </table:table-cell>
          <table:table-cell office:value-type="float" office:value="10.88787" calcext:value-type="float">
            <text:p>10.88787</text:p>
          </table:table-cell>
          <table:table-cell office:value-type="float" office:value="17.2044" calcext:value-type="float">
            <text:p>17.2044</text:p>
          </table:table-cell>
          <table:table-cell office:value-type="float" office:value="56.18116" calcext:value-type="float">
            <text:p>56.18116</text:p>
          </table:table-cell>
          <table:table-cell office:value-type="float" office:value="79.70141" calcext:value-type="float">
            <text:p>79.70141</text:p>
          </table:table-cell>
          <table:table-cell office:value-type="float" office:value="90.8453" calcext:value-type="float">
            <text:p>90.8453</text:p>
          </table:table-cell>
          <table:table-cell office:value-type="float" office:value="98.27675" calcext:value-type="float">
            <text:p>98.27675</text:p>
          </table:table-cell>
          <table:table-cell office:value-type="float" office:value="80.87243" calcext:value-type="float">
            <text:p>80.87243</text:p>
          </table:table-cell>
          <table:table-cell office:value-type="float" office:value="74.7931" calcext:value-type="float">
            <text:p>74.7931</text:p>
          </table:table-cell>
          <table:table-cell office:value-type="float" office:value="75.54661" calcext:value-type="float">
            <text:p>75.54661</text:p>
          </table:table-cell>
          <table:table-cell office:value-type="float" office:value="73.4373" calcext:value-type="float">
            <text:p>73.4373</text:p>
          </table:table-cell>
          <table:table-cell office:value-type="float" office:value="74.11694" calcext:value-type="float">
            <text:p>74.11694</text:p>
          </table:table-cell>
          <table:table-cell office:value-type="float" office:value="68.1749" calcext:value-type="float">
            <text:p>68.1749</text:p>
          </table:table-cell>
          <table:table-cell office:value-type="float" office:value="46.24076" calcext:value-type="float">
            <text:p>46.24076</text:p>
          </table:table-cell>
          <table:table-cell office:value-type="float" office:value="39.93857" calcext:value-type="float">
            <text:p>39.93857</text:p>
          </table:table-cell>
          <table:table-cell office:value-type="float" office:value="31.21653" calcext:value-type="float">
            <text:p>31.21653</text:p>
          </table:table-cell>
          <table:table-cell office:value-type="float" office:value="36.88335" calcext:value-type="float">
            <text:p>36.88335</text:p>
          </table:table-cell>
          <table:table-cell office:value-type="float" office:value="40.02525" calcext:value-type="float">
            <text:p>40.02525</text:p>
          </table:table-cell>
          <table:table-cell office:value-type="float" office:value="117.4297" calcext:value-type="float">
            <text:p>117.4297</text:p>
          </table:table-cell>
          <table:table-cell office:value-type="float" office:value="12.70328" calcext:value-type="float">
            <text:p>12.70328</text:p>
          </table:table-cell>
          <table:table-cell office:value-type="float" office:value="1.729771" calcext:value-type="float">
            <text:p>1.729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66785" calcext:value-type="float">
            <text:p>25.66785</text:p>
          </table:table-cell>
          <table:table-cell office:value-type="float" office:value="63.05717" calcext:value-type="float">
            <text:p>63.05717</text:p>
          </table:table-cell>
          <table:table-cell office:value-type="float" office:value="22.1414" calcext:value-type="float">
            <text:p>22.1414</text:p>
          </table:table-cell>
          <table:table-cell office:value-type="float" office:value="17.074" calcext:value-type="float">
            <text:p>17.074</text:p>
          </table:table-cell>
          <table:table-cell office:value-type="float" office:value="41.74483" calcext:value-type="float">
            <text:p>41.74483</text:p>
          </table:table-cell>
          <table:table-cell office:value-type="float" office:value="60.27227" calcext:value-type="float">
            <text:p>60.27227</text:p>
          </table:table-cell>
          <table:table-cell office:value-type="float" office:value="81.42432" calcext:value-type="float">
            <text:p>81.42432</text:p>
          </table:table-cell>
          <table:table-cell office:value-type="float" office:value="114.444" calcext:value-type="float">
            <text:p>114.444</text:p>
          </table:table-cell>
          <table:table-cell office:value-type="float" office:value="102.3234" calcext:value-type="float">
            <text:p>102.3234</text:p>
          </table:table-cell>
          <table:table-cell office:value-type="float" office:value="101.7878" calcext:value-type="float">
            <text:p>101.7878</text:p>
          </table:table-cell>
          <table:table-cell office:value-type="float" office:value="111.031" calcext:value-type="float">
            <text:p>111.031</text:p>
          </table:table-cell>
          <table:table-cell office:value-type="float" office:value="119.2309" calcext:value-type="float">
            <text:p>119.2309</text:p>
          </table:table-cell>
          <table:table-cell office:value-type="float" office:value="114.0777" calcext:value-type="float">
            <text:p>114.0777</text:p>
          </table:table-cell>
          <table:table-cell office:value-type="float" office:value="110.5296" calcext:value-type="float">
            <text:p>110.5296</text:p>
          </table:table-cell>
          <table:table-cell office:value-type="float" office:value="59.19355" calcext:value-type="float">
            <text:p>59.19355</text:p>
          </table:table-cell>
          <table:table-cell office:value-type="float" office:value="42.47175" calcext:value-type="float">
            <text:p>42.47175</text:p>
          </table:table-cell>
          <table:table-cell office:value-type="float" office:value="14.63598" calcext:value-type="float">
            <text:p>14.63598</text:p>
          </table:table-cell>
          <table:table-cell office:value-type="float" office:value="6.944074" calcext:value-type="float">
            <text:p>6.944074</text:p>
          </table:table-cell>
          <table:table-cell office:value-type="float" office:value="6.944075" calcext:value-type="float">
            <text:p>6.944075</text:p>
          </table:table-cell>
          <table:table-cell office:value-type="float" office:value="27.74936" calcext:value-type="float">
            <text:p>27.74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49376" calcext:value-type="float">
            <text:p>0.09449376</text:p>
          </table:table-cell>
          <table:table-cell office:value-type="float" office:value="0.07732264" calcext:value-type="float">
            <text:p>0.07732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827" calcext:value-type="float">
            <text:p>12.827</text:p>
          </table:table-cell>
          <table:table-cell office:value-type="float" office:value="69.20554" calcext:value-type="float">
            <text:p>69.20554</text:p>
          </table:table-cell>
          <table:table-cell office:value-type="float" office:value="46.76293" calcext:value-type="float">
            <text:p>46.76293</text:p>
          </table:table-cell>
          <table:table-cell office:value-type="float" office:value="13.96517" calcext:value-type="float">
            <text:p>13.96517</text:p>
          </table:table-cell>
          <table:table-cell office:value-type="float" office:value="33.88744" calcext:value-type="float">
            <text:p>33.88744</text:p>
          </table:table-cell>
          <table:table-cell office:value-type="float" office:value="61.82613" calcext:value-type="float">
            <text:p>61.82613</text:p>
          </table:table-cell>
          <table:table-cell office:value-type="float" office:value="84.74799" calcext:value-type="float">
            <text:p>84.74799</text:p>
          </table:table-cell>
          <table:table-cell office:value-type="float" office:value="121.122" calcext:value-type="float">
            <text:p>121.122</text:p>
          </table:table-cell>
          <table:table-cell office:value-type="float" office:value="145.2741" calcext:value-type="float">
            <text:p>145.2741</text:p>
          </table:table-cell>
          <table:table-cell office:value-type="float" office:value="153.1797" calcext:value-type="float">
            <text:p>153.1797</text:p>
          </table:table-cell>
          <table:table-cell office:value-type="float" office:value="204.786" calcext:value-type="float">
            <text:p>204.786</text:p>
          </table:table-cell>
          <table:table-cell office:value-type="float" office:value="227.9242" calcext:value-type="float">
            <text:p>227.9242</text:p>
          </table:table-cell>
          <table:table-cell office:value-type="float" office:value="236.3038" calcext:value-type="float">
            <text:p>236.3038</text:p>
          </table:table-cell>
          <table:table-cell office:value-type="float" office:value="228.3655" calcext:value-type="float">
            <text:p>228.3655</text:p>
          </table:table-cell>
          <table:table-cell office:value-type="float" office:value="79.34425" calcext:value-type="float">
            <text:p>79.34425</text:p>
          </table:table-cell>
          <table:table-cell office:value-type="float" office:value="25.93483" calcext:value-type="float">
            <text:p>25.93483</text:p>
          </table:table-cell>
          <table:table-cell table:number-columns-repeated="2" office:value-type="float" office:value="6.944074" calcext:value-type="float">
            <text:p>6.944074</text:p>
          </table:table-cell>
          <table:table-cell office:value-type="float" office:value="6.944075" calcext:value-type="float">
            <text:p>6.944075</text:p>
          </table:table-cell>
          <table:table-cell office:value-type="float" office:value="7.553681" calcext:value-type="float">
            <text:p>7.5536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8.66396" calcext:value-type="float">
            <text:p>68.66396</text:p>
          </table:table-cell>
          <table:table-cell office:value-type="float" office:value="59.0435" calcext:value-type="float">
            <text:p>59.0435</text:p>
          </table:table-cell>
          <table:table-cell office:value-type="float" office:value="33.35762" calcext:value-type="float">
            <text:p>33.35762</text:p>
          </table:table-cell>
          <table:table-cell office:value-type="float" office:value="47.45282" calcext:value-type="float">
            <text:p>47.45282</text:p>
          </table:table-cell>
          <table:table-cell office:value-type="float" office:value="57.8355" calcext:value-type="float">
            <text:p>57.8355</text:p>
          </table:table-cell>
          <table:table-cell office:value-type="float" office:value="78.91689" calcext:value-type="float">
            <text:p>78.91689</text:p>
          </table:table-cell>
          <table:table-cell office:value-type="float" office:value="107.8275" calcext:value-type="float">
            <text:p>107.8275</text:p>
          </table:table-cell>
          <table:table-cell office:value-type="float" office:value="168.0053" calcext:value-type="float">
            <text:p>168.0053</text:p>
          </table:table-cell>
          <table:table-cell office:value-type="float" office:value="130.9597" calcext:value-type="float">
            <text:p>130.9597</text:p>
          </table:table-cell>
          <table:table-cell office:value-type="float" office:value="212.5541" calcext:value-type="float">
            <text:p>212.5541</text:p>
          </table:table-cell>
          <table:table-cell office:value-type="float" office:value="165.8122" calcext:value-type="float">
            <text:p>165.8122</text:p>
          </table:table-cell>
          <table:table-cell office:value-type="float" office:value="210.2429" calcext:value-type="float">
            <text:p>210.2429</text:p>
          </table:table-cell>
          <table:table-cell office:value-type="float" office:value="181.1713" calcext:value-type="float">
            <text:p>181.1713</text:p>
          </table:table-cell>
          <table:table-cell office:value-type="float" office:value="189.7617" calcext:value-type="float">
            <text:p>189.7617</text:p>
          </table:table-cell>
          <table:table-cell office:value-type="float" office:value="137.3378" calcext:value-type="float">
            <text:p>137.3378</text:p>
          </table:table-cell>
          <table:table-cell office:value-type="float" office:value="84.65395" calcext:value-type="float">
            <text:p>84.65395</text:p>
          </table:table-cell>
          <table:table-cell office:value-type="float" office:value="8.677168" calcext:value-type="float">
            <text:p>8.677168</text:p>
          </table:table-cell>
          <table:table-cell office:value-type="float" office:value="6.956576" calcext:value-type="float">
            <text:p>6.956576</text:p>
          </table:table-cell>
          <table:table-cell office:value-type="float" office:value="8.468093" calcext:value-type="float">
            <text:p>8.4680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5.17499" calcext:value-type="float">
            <text:p>95.17499</text:p>
          </table:table-cell>
          <table:table-cell office:value-type="float" office:value="80.03818" calcext:value-type="float">
            <text:p>80.03818</text:p>
          </table:table-cell>
          <table:table-cell office:value-type="float" office:value="59.89862" calcext:value-type="float">
            <text:p>59.89862</text:p>
          </table:table-cell>
          <table:table-cell office:value-type="float" office:value="39.58476" calcext:value-type="float">
            <text:p>39.58476</text:p>
          </table:table-cell>
          <table:table-cell office:value-type="float" office:value="50.28058" calcext:value-type="float">
            <text:p>50.28058</text:p>
          </table:table-cell>
          <table:table-cell office:value-type="float" office:value="63.81641" calcext:value-type="float">
            <text:p>63.81641</text:p>
          </table:table-cell>
          <table:table-cell office:value-type="float" office:value="80.61302" calcext:value-type="float">
            <text:p>80.61302</text:p>
          </table:table-cell>
          <table:table-cell office:value-type="float" office:value="66.37824" calcext:value-type="float">
            <text:p>66.37824</text:p>
          </table:table-cell>
          <table:table-cell office:value-type="float" office:value="198.7651" calcext:value-type="float">
            <text:p>198.7651</text:p>
          </table:table-cell>
          <table:table-cell office:value-type="float" office:value="244.3467" calcext:value-type="float">
            <text:p>244.3467</text:p>
          </table:table-cell>
          <table:table-cell office:value-type="float" office:value="294.2474" calcext:value-type="float">
            <text:p>294.2474</text:p>
          </table:table-cell>
          <table:table-cell office:value-type="float" office:value="264.3517" calcext:value-type="float">
            <text:p>264.3517</text:p>
          </table:table-cell>
          <table:table-cell office:value-type="float" office:value="176.4082" calcext:value-type="float">
            <text:p>176.4082</text:p>
          </table:table-cell>
          <table:table-cell office:value-type="float" office:value="60.21857" calcext:value-type="float">
            <text:p>60.21857</text:p>
          </table:table-cell>
          <table:table-cell office:value-type="float" office:value="77.41475" calcext:value-type="float">
            <text:p>77.41475</text:p>
          </table:table-cell>
          <table:table-cell office:value-type="float" office:value="53.16981" calcext:value-type="float">
            <text:p>53.16981</text:p>
          </table:table-cell>
          <table:table-cell office:value-type="float" office:value="56.16393" calcext:value-type="float">
            <text:p>56.16393</text:p>
          </table:table-cell>
          <table:table-cell office:value-type="float" office:value="6.949235" calcext:value-type="float">
            <text:p>6.949235</text:p>
          </table:table-cell>
          <table:table-cell office:value-type="float" office:value="7.531059" calcext:value-type="float">
            <text:p>7.531059</text:p>
          </table:table-cell>
          <table:table-cell office:value-type="float" office:value="3.780177" calcext:value-type="float">
            <text:p>3.780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4.9879" calcext:value-type="float">
            <text:p>134.9879</text:p>
          </table:table-cell>
          <table:table-cell office:value-type="float" office:value="130.3696" calcext:value-type="float">
            <text:p>130.3696</text:p>
          </table:table-cell>
          <table:table-cell office:value-type="float" office:value="96.86325" calcext:value-type="float">
            <text:p>96.86325</text:p>
          </table:table-cell>
          <table:table-cell office:value-type="float" office:value="75.70494" calcext:value-type="float">
            <text:p>75.70494</text:p>
          </table:table-cell>
          <table:table-cell office:value-type="float" office:value="58.86466" calcext:value-type="float">
            <text:p>58.86466</text:p>
          </table:table-cell>
          <table:table-cell office:value-type="float" office:value="57.20374" calcext:value-type="float">
            <text:p>57.20374</text:p>
          </table:table-cell>
          <table:table-cell office:value-type="float" office:value="55.18837" calcext:value-type="float">
            <text:p>55.18837</text:p>
          </table:table-cell>
          <table:table-cell office:value-type="float" office:value="78.128" calcext:value-type="float">
            <text:p>78.128</text:p>
          </table:table-cell>
          <table:table-cell office:value-type="float" office:value="108.5582" calcext:value-type="float">
            <text:p>108.5582</text:p>
          </table:table-cell>
          <table:table-cell office:value-type="float" office:value="154.3774" calcext:value-type="float">
            <text:p>154.3774</text:p>
          </table:table-cell>
          <table:table-cell office:value-type="float" office:value="319.1686" calcext:value-type="float">
            <text:p>319.1686</text:p>
          </table:table-cell>
          <table:table-cell office:value-type="float" office:value="372.8826" calcext:value-type="float">
            <text:p>372.8826</text:p>
          </table:table-cell>
          <table:table-cell office:value-type="float" office:value="275.4655" calcext:value-type="float">
            <text:p>275.4655</text:p>
          </table:table-cell>
          <table:table-cell office:value-type="float" office:value="130.2632" calcext:value-type="float">
            <text:p>130.2632</text:p>
          </table:table-cell>
          <table:table-cell office:value-type="float" office:value="54.93822" calcext:value-type="float">
            <text:p>54.93822</text:p>
          </table:table-cell>
          <table:table-cell office:value-type="float" office:value="25.49719" calcext:value-type="float">
            <text:p>25.49719</text:p>
          </table:table-cell>
          <table:table-cell office:value-type="float" office:value="8.047439" calcext:value-type="float">
            <text:p>8.047439</text:p>
          </table:table-cell>
          <table:table-cell office:value-type="float" office:value="8.084393" calcext:value-type="float">
            <text:p>8.084393</text:p>
          </table:table-cell>
          <table:table-cell office:value-type="float" office:value="5.115252" calcext:value-type="float">
            <text:p>5.115252</text:p>
          </table:table-cell>
          <table:table-cell office:value-type="float" office:value="5.678269" calcext:value-type="float">
            <text:p>5.678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8.08919" calcext:value-type="float">
            <text:p>48.08919</text:p>
          </table:table-cell>
          <table:table-cell office:value-type="float" office:value="142.5558" calcext:value-type="float">
            <text:p>142.5558</text:p>
          </table:table-cell>
          <table:table-cell office:value-type="float" office:value="140.3777" calcext:value-type="float">
            <text:p>140.3777</text:p>
          </table:table-cell>
          <table:table-cell office:value-type="float" office:value="154.7261" calcext:value-type="float">
            <text:p>154.7261</text:p>
          </table:table-cell>
          <table:table-cell office:value-type="float" office:value="87.9361" calcext:value-type="float">
            <text:p>87.9361</text:p>
          </table:table-cell>
          <table:table-cell office:value-type="float" office:value="58.11092" calcext:value-type="float">
            <text:p>58.11092</text:p>
          </table:table-cell>
          <table:table-cell office:value-type="float" office:value="52.83869" calcext:value-type="float">
            <text:p>52.83869</text:p>
          </table:table-cell>
          <table:table-cell office:value-type="float" office:value="67.14822" calcext:value-type="float">
            <text:p>67.14822</text:p>
          </table:table-cell>
          <table:table-cell office:value-type="float" office:value="83.66798" calcext:value-type="float">
            <text:p>83.66798</text:p>
          </table:table-cell>
          <table:table-cell office:value-type="float" office:value="118.9242" calcext:value-type="float">
            <text:p>118.9242</text:p>
          </table:table-cell>
          <table:table-cell office:value-type="float" office:value="150.0681" calcext:value-type="float">
            <text:p>150.0681</text:p>
          </table:table-cell>
          <table:table-cell office:value-type="float" office:value="272.9709" calcext:value-type="float">
            <text:p>272.9709</text:p>
          </table:table-cell>
          <table:table-cell office:value-type="float" office:value="341.1366" calcext:value-type="float">
            <text:p>341.1366</text:p>
          </table:table-cell>
          <table:table-cell office:value-type="float" office:value="238.664" calcext:value-type="float">
            <text:p>238.664</text:p>
          </table:table-cell>
          <table:table-cell office:value-type="float" office:value="190.2" calcext:value-type="float">
            <text:p>190.2</text:p>
          </table:table-cell>
          <table:table-cell office:value-type="float" office:value="116.8943" calcext:value-type="float">
            <text:p>116.8943</text:p>
          </table:table-cell>
          <table:table-cell office:value-type="float" office:value="91.48672" calcext:value-type="float">
            <text:p>91.48672</text:p>
          </table:table-cell>
          <table:table-cell office:value-type="float" office:value="14.0157" calcext:value-type="float">
            <text:p>14.0157</text:p>
          </table:table-cell>
          <table:table-cell office:value-type="float" office:value="42.29277" calcext:value-type="float">
            <text:p>42.29277</text:p>
          </table:table-cell>
          <table:table-cell office:value-type="float" office:value="5.115252" calcext:value-type="float">
            <text:p>5.115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4.1941" calcext:value-type="float">
            <text:p>54.1941</text:p>
          </table:table-cell>
          <table:table-cell office:value-type="float" office:value="146.3839" calcext:value-type="float">
            <text:p>146.3839</text:p>
          </table:table-cell>
          <table:table-cell office:value-type="float" office:value="99.48143" calcext:value-type="float">
            <text:p>99.48143</text:p>
          </table:table-cell>
          <table:table-cell office:value-type="float" office:value="96.19411" calcext:value-type="float">
            <text:p>96.19411</text:p>
          </table:table-cell>
          <table:table-cell office:value-type="float" office:value="102.9473" calcext:value-type="float">
            <text:p>102.9473</text:p>
          </table:table-cell>
          <table:table-cell office:value-type="float" office:value="76.14089" calcext:value-type="float">
            <text:p>76.14089</text:p>
          </table:table-cell>
          <table:table-cell office:value-type="float" office:value="57.7844" calcext:value-type="float">
            <text:p>57.7844</text:p>
          </table:table-cell>
          <table:table-cell office:value-type="float" office:value="47.0402" calcext:value-type="float">
            <text:p>47.0402</text:p>
          </table:table-cell>
          <table:table-cell office:value-type="float" office:value="64.36799" calcext:value-type="float">
            <text:p>64.36799</text:p>
          </table:table-cell>
          <table:table-cell office:value-type="float" office:value="84.23767" calcext:value-type="float">
            <text:p>84.23767</text:p>
          </table:table-cell>
          <table:table-cell office:value-type="float" office:value="162.7181" calcext:value-type="float">
            <text:p>162.7181</text:p>
          </table:table-cell>
          <table:table-cell office:value-type="float" office:value="121.3275" calcext:value-type="float">
            <text:p>121.3275</text:p>
          </table:table-cell>
          <table:table-cell office:value-type="float" office:value="213.1646" calcext:value-type="float">
            <text:p>213.1646</text:p>
          </table:table-cell>
          <table:table-cell office:value-type="float" office:value="328.482" calcext:value-type="float">
            <text:p>328.482</text:p>
          </table:table-cell>
          <table:table-cell office:value-type="float" office:value="285.4489" calcext:value-type="float">
            <text:p>285.4489</text:p>
          </table:table-cell>
          <table:table-cell office:value-type="float" office:value="283.8319" calcext:value-type="float">
            <text:p>283.8319</text:p>
          </table:table-cell>
          <table:table-cell office:value-type="float" office:value="212.815" calcext:value-type="float">
            <text:p>212.815</text:p>
          </table:table-cell>
          <table:table-cell office:value-type="float" office:value="164.549" calcext:value-type="float">
            <text:p>164.549</text:p>
          </table:table-cell>
          <table:table-cell office:value-type="float" office:value="92.29631" calcext:value-type="float">
            <text:p>92.29631</text:p>
          </table:table-cell>
          <table:table-cell office:value-type="float" office:value="7.244015" calcext:value-type="float">
            <text:p>7.244015</text:p>
          </table:table-cell>
          <table:table-cell office:value-type="float" office:value="1.167" calcext:value-type="float">
            <text:p>1.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.919659" calcext:value-type="float">
            <text:p>6.919659</text:p>
          </table:table-cell>
          <table:table-cell office:value-type="float" office:value="195.1709" calcext:value-type="float">
            <text:p>195.1709</text:p>
          </table:table-cell>
          <table:table-cell office:value-type="float" office:value="132.5253" calcext:value-type="float">
            <text:p>132.5253</text:p>
          </table:table-cell>
          <table:table-cell office:value-type="float" office:value="135.2341" calcext:value-type="float">
            <text:p>135.2341</text:p>
          </table:table-cell>
          <table:table-cell office:value-type="float" office:value="89.85069" calcext:value-type="float">
            <text:p>89.85069</text:p>
          </table:table-cell>
          <table:table-cell office:value-type="float" office:value="89.45549" calcext:value-type="float">
            <text:p>89.45549</text:p>
          </table:table-cell>
          <table:table-cell office:value-type="float" office:value="60.29967" calcext:value-type="float">
            <text:p>60.29967</text:p>
          </table:table-cell>
          <table:table-cell office:value-type="float" office:value="50.33806" calcext:value-type="float">
            <text:p>50.33806</text:p>
          </table:table-cell>
          <table:table-cell office:value-type="float" office:value="39.17583" calcext:value-type="float">
            <text:p>39.17583</text:p>
          </table:table-cell>
          <table:table-cell office:value-type="float" office:value="59.06854" calcext:value-type="float">
            <text:p>59.06854</text:p>
          </table:table-cell>
          <table:table-cell office:value-type="float" office:value="74.52159" calcext:value-type="float">
            <text:p>74.52159</text:p>
          </table:table-cell>
          <table:table-cell office:value-type="float" office:value="84.93402" calcext:value-type="float">
            <text:p>84.93402</text:p>
          </table:table-cell>
          <table:table-cell office:value-type="float" office:value="187.1219" calcext:value-type="float">
            <text:p>187.1219</text:p>
          </table:table-cell>
          <table:table-cell office:value-type="float" office:value="123.9673" calcext:value-type="float">
            <text:p>123.9673</text:p>
          </table:table-cell>
          <table:table-cell office:value-type="float" office:value="103.7027" calcext:value-type="float">
            <text:p>103.7027</text:p>
          </table:table-cell>
          <table:table-cell office:value-type="float" office:value="128.986" calcext:value-type="float">
            <text:p>128.986</text:p>
          </table:table-cell>
          <table:table-cell office:value-type="float" office:value="165.1283" calcext:value-type="float">
            <text:p>165.1283</text:p>
          </table:table-cell>
          <table:table-cell office:value-type="float" office:value="249.7054" calcext:value-type="float">
            <text:p>249.7054</text:p>
          </table:table-cell>
          <table:table-cell office:value-type="float" office:value="95.39966" calcext:value-type="float">
            <text:p>95.39966</text:p>
          </table:table-cell>
          <table:table-cell office:value-type="float" office:value="10.00284" calcext:value-type="float">
            <text:p>10.00284</text:p>
          </table:table-cell>
          <table:table-cell office:value-type="float" office:value="2.39255" calcext:value-type="float">
            <text:p>2.39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.73871" calcext:value-type="float">
            <text:p>21.73871</text:p>
          </table:table-cell>
          <table:table-cell office:value-type="float" office:value="123.1339" calcext:value-type="float">
            <text:p>123.1339</text:p>
          </table:table-cell>
          <table:table-cell office:value-type="float" office:value="176.7414" calcext:value-type="float">
            <text:p>176.7414</text:p>
          </table:table-cell>
          <table:table-cell office:value-type="float" office:value="158.2698" calcext:value-type="float">
            <text:p>158.2698</text:p>
          </table:table-cell>
          <table:table-cell office:value-type="float" office:value="137.235" calcext:value-type="float">
            <text:p>137.235</text:p>
          </table:table-cell>
          <table:table-cell office:value-type="float" office:value="105.3089" calcext:value-type="float">
            <text:p>105.3089</text:p>
          </table:table-cell>
          <table:table-cell office:value-type="float" office:value="86.63255" calcext:value-type="float">
            <text:p>86.63255</text:p>
          </table:table-cell>
          <table:table-cell office:value-type="float" office:value="53.11591" calcext:value-type="float">
            <text:p>53.11591</text:p>
          </table:table-cell>
          <table:table-cell office:value-type="float" office:value="29.03865" calcext:value-type="float">
            <text:p>29.03865</text:p>
          </table:table-cell>
          <table:table-cell office:value-type="float" office:value="30.40539" calcext:value-type="float">
            <text:p>30.40539</text:p>
          </table:table-cell>
          <table:table-cell office:value-type="float" office:value="39.04902" calcext:value-type="float">
            <text:p>39.04902</text:p>
          </table:table-cell>
          <table:table-cell office:value-type="float" office:value="49.23405" calcext:value-type="float">
            <text:p>49.23405</text:p>
          </table:table-cell>
          <table:table-cell office:value-type="float" office:value="63.27853" calcext:value-type="float">
            <text:p>63.27853</text:p>
          </table:table-cell>
          <table:table-cell office:value-type="float" office:value="111.4215" calcext:value-type="float">
            <text:p>111.4215</text:p>
          </table:table-cell>
          <table:table-cell office:value-type="float" office:value="101.1956" calcext:value-type="float">
            <text:p>101.1956</text:p>
          </table:table-cell>
          <table:table-cell office:value-type="float" office:value="40.00962" calcext:value-type="float">
            <text:p>40.00962</text:p>
          </table:table-cell>
          <table:table-cell office:value-type="float" office:value="59.84565" calcext:value-type="float">
            <text:p>59.84565</text:p>
          </table:table-cell>
          <table:table-cell office:value-type="float" office:value="74.51253" calcext:value-type="float">
            <text:p>74.51253</text:p>
          </table:table-cell>
          <table:table-cell office:value-type="float" office:value="17.06316" calcext:value-type="float">
            <text:p>17.06316</text:p>
          </table:table-cell>
          <table:table-cell office:value-type="float" office:value="2.435141" calcext:value-type="float">
            <text:p>2.435141</text:p>
          </table:table-cell>
          <table:table-cell office:value-type="float" office:value="2.287471" calcext:value-type="float">
            <text:p>2.287471</text:p>
          </table:table-cell>
          <table:table-cell office:value-type="float" office:value="-0.0003636982" calcext:value-type="float">
            <text:p>-0.0003636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04672" calcext:value-type="float">
            <text:p>62.04672</text:p>
          </table:table-cell>
          <table:table-cell office:value-type="float" office:value="136.3122" calcext:value-type="float">
            <text:p>136.3122</text:p>
          </table:table-cell>
          <table:table-cell office:value-type="float" office:value="201.7952" calcext:value-type="float">
            <text:p>201.7952</text:p>
          </table:table-cell>
          <table:table-cell office:value-type="float" office:value="168.1343" calcext:value-type="float">
            <text:p>168.1343</text:p>
          </table:table-cell>
          <table:table-cell office:value-type="float" office:value="95.2046" calcext:value-type="float">
            <text:p>95.2046</text:p>
          </table:table-cell>
          <table:table-cell office:value-type="float" office:value="58.90624" calcext:value-type="float">
            <text:p>58.90624</text:p>
          </table:table-cell>
          <table:table-cell office:value-type="float" office:value="46.94091" calcext:value-type="float">
            <text:p>46.94091</text:p>
          </table:table-cell>
          <table:table-cell office:value-type="float" office:value="49.27053" calcext:value-type="float">
            <text:p>49.27053</text:p>
          </table:table-cell>
          <table:table-cell office:value-type="float" office:value="37.10416" calcext:value-type="float">
            <text:p>37.10416</text:p>
          </table:table-cell>
          <table:table-cell office:value-type="float" office:value="17.97011" calcext:value-type="float">
            <text:p>17.97011</text:p>
          </table:table-cell>
          <table:table-cell office:value-type="float" office:value="30.93697" calcext:value-type="float">
            <text:p>30.93697</text:p>
          </table:table-cell>
          <table:table-cell office:value-type="float" office:value="33.39257" calcext:value-type="float">
            <text:p>33.39257</text:p>
          </table:table-cell>
          <table:table-cell office:value-type="float" office:value="44.03077" calcext:value-type="float">
            <text:p>44.03077</text:p>
          </table:table-cell>
          <table:table-cell office:value-type="float" office:value="55.64542" calcext:value-type="float">
            <text:p>55.64542</text:p>
          </table:table-cell>
          <table:table-cell office:value-type="float" office:value="78.22423" calcext:value-type="float">
            <text:p>78.22423</text:p>
          </table:table-cell>
          <table:table-cell office:value-type="float" office:value="14.42782" calcext:value-type="float">
            <text:p>14.42782</text:p>
          </table:table-cell>
          <table:table-cell office:value-type="float" office:value="9.954997" calcext:value-type="float">
            <text:p>9.954997</text:p>
          </table:table-cell>
          <table:table-cell office:value-type="float" office:value="7.768213" calcext:value-type="float">
            <text:p>7.768213</text:p>
          </table:table-cell>
          <table:table-cell office:value-type="float" office:value="13.0254" calcext:value-type="float">
            <text:p>13.0254</text:p>
          </table:table-cell>
          <table:table-cell office:value-type="float" office:value="21.73166" calcext:value-type="float">
            <text:p>21.73166</text:p>
          </table:table-cell>
          <table:table-cell office:value-type="float" office:value="2.156372" calcext:value-type="float">
            <text:p>2.156372</text:p>
          </table:table-cell>
          <table:table-cell office:value-type="float" office:value="0.5317867" calcext:value-type="float">
            <text:p>0.53178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2993" calcext:value-type="float">
            <text:p>79.62993</text:p>
          </table:table-cell>
          <table:table-cell office:value-type="float" office:value="139.6978" calcext:value-type="float">
            <text:p>139.6978</text:p>
          </table:table-cell>
          <table:table-cell office:value-type="float" office:value="173.167" calcext:value-type="float">
            <text:p>173.167</text:p>
          </table:table-cell>
          <table:table-cell office:value-type="float" office:value="192.8718" calcext:value-type="float">
            <text:p>192.8718</text:p>
          </table:table-cell>
          <table:table-cell office:value-type="float" office:value="196.3499" calcext:value-type="float">
            <text:p>196.3499</text:p>
          </table:table-cell>
          <table:table-cell office:value-type="float" office:value="144.6611" calcext:value-type="float">
            <text:p>144.6611</text:p>
          </table:table-cell>
          <table:table-cell office:value-type="float" office:value="106.5424" calcext:value-type="float">
            <text:p>106.5424</text:p>
          </table:table-cell>
          <table:table-cell office:value-type="float" office:value="57.16653" calcext:value-type="float">
            <text:p>57.16653</text:p>
          </table:table-cell>
          <table:table-cell office:value-type="float" office:value="41.16107" calcext:value-type="float">
            <text:p>41.16107</text:p>
          </table:table-cell>
          <table:table-cell office:value-type="float" office:value="32.12764" calcext:value-type="float">
            <text:p>32.12764</text:p>
          </table:table-cell>
          <table:table-cell office:value-type="float" office:value="13.8566" calcext:value-type="float">
            <text:p>13.8566</text:p>
          </table:table-cell>
          <table:table-cell office:value-type="float" office:value="10.91772" calcext:value-type="float">
            <text:p>10.91772</text:p>
          </table:table-cell>
          <table:table-cell office:value-type="float" office:value="12.07177" calcext:value-type="float">
            <text:p>12.07177</text:p>
          </table:table-cell>
          <table:table-cell office:value-type="float" office:value="22.38254" calcext:value-type="float">
            <text:p>22.38254</text:p>
          </table:table-cell>
          <table:table-cell office:value-type="float" office:value="24.72105" calcext:value-type="float">
            <text:p>24.72105</text:p>
          </table:table-cell>
          <table:table-cell office:value-type="float" office:value="6.803666" calcext:value-type="float">
            <text:p>6.803666</text:p>
          </table:table-cell>
          <table:table-cell office:value-type="float" office:value="4.200841" calcext:value-type="float">
            <text:p>4.200841</text:p>
          </table:table-cell>
          <table:table-cell office:value-type="float" office:value="16.46857" calcext:value-type="float">
            <text:p>16.46857</text:p>
          </table:table-cell>
          <table:table-cell office:value-type="float" office:value="15.70744" calcext:value-type="float">
            <text:p>15.70744</text:p>
          </table:table-cell>
          <table:table-cell office:value-type="float" office:value="33.96221" calcext:value-type="float">
            <text:p>33.96221</text:p>
          </table:table-cell>
          <table:table-cell office:value-type="float" office:value="7.575688" calcext:value-type="float">
            <text:p>7.575688</text:p>
          </table:table-cell>
          <table:table-cell office:value-type="float" office:value="-0.04880907" calcext:value-type="float">
            <text:p>-0.048809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664" calcext:value-type="float">
            <text:p>33.2664</text:p>
          </table:table-cell>
          <table:table-cell office:value-type="float" office:value="57.53643" calcext:value-type="float">
            <text:p>57.53643</text:p>
          </table:table-cell>
          <table:table-cell office:value-type="float" office:value="167.2241" calcext:value-type="float">
            <text:p>167.2241</text:p>
          </table:table-cell>
          <table:table-cell office:value-type="float" office:value="196.4833" calcext:value-type="float">
            <text:p>196.4833</text:p>
          </table:table-cell>
          <table:table-cell office:value-type="float" office:value="194.7966" calcext:value-type="float">
            <text:p>194.7966</text:p>
          </table:table-cell>
          <table:table-cell office:value-type="float" office:value="182.1884" calcext:value-type="float">
            <text:p>182.1884</text:p>
          </table:table-cell>
          <table:table-cell office:value-type="float" office:value="119.6961" calcext:value-type="float">
            <text:p>119.6961</text:p>
          </table:table-cell>
          <table:table-cell office:value-type="float" office:value="73.02113" calcext:value-type="float">
            <text:p>73.02113</text:p>
          </table:table-cell>
          <table:table-cell office:value-type="float" office:value="48.36549" calcext:value-type="float">
            <text:p>48.36549</text:p>
          </table:table-cell>
          <table:table-cell office:value-type="float" office:value="33.74652" calcext:value-type="float">
            <text:p>33.74652</text:p>
          </table:table-cell>
          <table:table-cell office:value-type="float" office:value="26.2379" calcext:value-type="float">
            <text:p>26.2379</text:p>
          </table:table-cell>
          <table:table-cell office:value-type="float" office:value="16.3578" calcext:value-type="float">
            <text:p>16.3578</text:p>
          </table:table-cell>
          <table:table-cell office:value-type="float" office:value="6.811293" calcext:value-type="float">
            <text:p>6.811293</text:p>
          </table:table-cell>
          <table:table-cell office:value-type="float" office:value="6.63927" calcext:value-type="float">
            <text:p>6.63927</text:p>
          </table:table-cell>
          <table:table-cell office:value-type="float" office:value="6.639271" calcext:value-type="float">
            <text:p>6.639271</text:p>
          </table:table-cell>
          <table:table-cell office:value-type="float" office:value="8.468093" calcext:value-type="float">
            <text:p>8.468093</text:p>
          </table:table-cell>
          <table:table-cell office:value-type="float" office:value="6.194273" calcext:value-type="float">
            <text:p>6.194273</text:p>
          </table:table-cell>
          <table:table-cell office:value-type="float" office:value="3.591233" calcext:value-type="float">
            <text:p>3.591233</text:p>
          </table:table-cell>
          <table:table-cell office:value-type="float" office:value="3.81486" calcext:value-type="float">
            <text:p>3.81486</text:p>
          </table:table-cell>
          <table:table-cell office:value-type="float" office:value="8.600739" calcext:value-type="float">
            <text:p>8.600739</text:p>
          </table:table-cell>
          <table:table-cell office:value-type="float" office:value="5.21889" calcext:value-type="float">
            <text:p>5.2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7937" calcext:value-type="float">
            <text:p>29.77937</text:p>
          </table:table-cell>
          <table:table-cell office:value-type="float" office:value="54.97282" calcext:value-type="float">
            <text:p>54.97282</text:p>
          </table:table-cell>
          <table:table-cell office:value-type="float" office:value="144.7995" calcext:value-type="float">
            <text:p>144.7995</text:p>
          </table:table-cell>
          <table:table-cell office:value-type="float" office:value="207.4904" calcext:value-type="float">
            <text:p>207.4904</text:p>
          </table:table-cell>
          <table:table-cell office:value-type="float" office:value="165.3432" calcext:value-type="float">
            <text:p>165.3432</text:p>
          </table:table-cell>
          <table:table-cell office:value-type="float" office:value="171.4047" calcext:value-type="float">
            <text:p>171.4047</text:p>
          </table:table-cell>
          <table:table-cell office:value-type="float" office:value="174.9216" calcext:value-type="float">
            <text:p>174.9216</text:p>
          </table:table-cell>
          <table:table-cell office:value-type="float" office:value="100.2733" calcext:value-type="float">
            <text:p>100.2733</text:p>
          </table:table-cell>
          <table:table-cell office:value-type="float" office:value="61.46441" calcext:value-type="float">
            <text:p>61.46441</text:p>
          </table:table-cell>
          <table:table-cell office:value-type="float" office:value="50.19171" calcext:value-type="float">
            <text:p>50.19171</text:p>
          </table:table-cell>
          <table:table-cell office:value-type="float" office:value="26.08209" calcext:value-type="float">
            <text:p>26.08209</text:p>
          </table:table-cell>
          <table:table-cell office:value-type="float" office:value="17.18218" calcext:value-type="float">
            <text:p>17.18218</text:p>
          </table:table-cell>
          <table:table-cell office:value-type="float" office:value="8.468093" calcext:value-type="float">
            <text:p>8.468093</text:p>
          </table:table-cell>
          <table:table-cell office:value-type="float" office:value="6.63927" calcext:value-type="float">
            <text:p>6.63927</text:p>
          </table:table-cell>
          <table:table-cell table:number-columns-repeated="2" office:value-type="float" office:value="6.334467" calcext:value-type="float">
            <text:p>6.334467</text:p>
          </table:table-cell>
          <table:table-cell office:value-type="float" office:value="5.666687" calcext:value-type="float">
            <text:p>5.666687</text:p>
          </table:table-cell>
          <table:table-cell office:value-type="float" office:value="4.272203" calcext:value-type="float">
            <text:p>4.272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409" calcext:value-type="float">
            <text:p>31.409</text:p>
          </table:table-cell>
          <table:table-cell office:value-type="float" office:value="132.7418" calcext:value-type="float">
            <text:p>132.7418</text:p>
          </table:table-cell>
          <table:table-cell office:value-type="float" office:value="185.5796" calcext:value-type="float">
            <text:p>185.5796</text:p>
          </table:table-cell>
          <table:table-cell office:value-type="float" office:value="121.8299" calcext:value-type="float">
            <text:p>121.8299</text:p>
          </table:table-cell>
          <table:table-cell office:value-type="float" office:value="185.3841" calcext:value-type="float">
            <text:p>185.3841</text:p>
          </table:table-cell>
          <table:table-cell office:value-type="float" office:value="160.6566" calcext:value-type="float">
            <text:p>160.6566</text:p>
          </table:table-cell>
          <table:table-cell office:value-type="float" office:value="116.1478" calcext:value-type="float">
            <text:p>116.1478</text:p>
          </table:table-cell>
          <table:table-cell office:value-type="float" office:value="118.1078" calcext:value-type="float">
            <text:p>118.1078</text:p>
          </table:table-cell>
          <table:table-cell office:value-type="float" office:value="141.7946" calcext:value-type="float">
            <text:p>141.7946</text:p>
          </table:table-cell>
          <table:table-cell office:value-type="float" office:value="65.56351" calcext:value-type="float">
            <text:p>65.56351</text:p>
          </table:table-cell>
          <table:table-cell office:value-type="float" office:value="48.84066" calcext:value-type="float">
            <text:p>48.84066</text:p>
          </table:table-cell>
          <table:table-cell office:value-type="float" office:value="23.13864" calcext:value-type="float">
            <text:p>23.13864</text:p>
          </table:table-cell>
          <table:table-cell office:value-type="float" office:value="18.12932" calcext:value-type="float">
            <text:p>18.12932</text:p>
          </table:table-cell>
          <table:table-cell office:value-type="float" office:value="10.28531" calcext:value-type="float">
            <text:p>10.28531</text:p>
          </table:table-cell>
          <table:table-cell office:value-type="float" office:value="6.029663" calcext:value-type="float">
            <text:p>6.029663</text:p>
          </table:table-cell>
          <table:table-cell office:value-type="float" office:value="6.044627" calcext:value-type="float">
            <text:p>6.044627</text:p>
          </table:table-cell>
          <table:table-cell office:value-type="float" office:value="5.694764" calcext:value-type="float">
            <text:p>5.694764</text:p>
          </table:table-cell>
          <table:table-cell office:value-type="float" office:value="3.739085" calcext:value-type="float">
            <text:p>3.739085</text:p>
          </table:table-cell>
          <table:table-cell office:value-type="float" office:value="3.896037" calcext:value-type="float">
            <text:p>3.8960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8994" calcext:value-type="float">
            <text:p>19.58994</text:p>
          </table:table-cell>
          <table:table-cell office:value-type="float" office:value="42.30355" calcext:value-type="float">
            <text:p>42.30355</text:p>
          </table:table-cell>
          <table:table-cell office:value-type="float" office:value="96.26777" calcext:value-type="float">
            <text:p>96.26777</text:p>
          </table:table-cell>
          <table:table-cell office:value-type="float" office:value="187.1207" calcext:value-type="float">
            <text:p>187.1207</text:p>
          </table:table-cell>
          <table:table-cell office:value-type="float" office:value="179.6626" calcext:value-type="float">
            <text:p>179.6626</text:p>
          </table:table-cell>
          <table:table-cell office:value-type="float" office:value="221.3898" calcext:value-type="float">
            <text:p>221.3898</text:p>
          </table:table-cell>
          <table:table-cell office:value-type="float" office:value="154.2617" calcext:value-type="float">
            <text:p>154.2617</text:p>
          </table:table-cell>
          <table:table-cell office:value-type="float" office:value="142.1604" calcext:value-type="float">
            <text:p>142.1604</text:p>
          </table:table-cell>
          <table:table-cell office:value-type="float" office:value="148.5737" calcext:value-type="float">
            <text:p>148.5737</text:p>
          </table:table-cell>
          <table:table-cell office:value-type="float" office:value="67.17937" calcext:value-type="float">
            <text:p>67.17937</text:p>
          </table:table-cell>
          <table:table-cell office:value-type="float" office:value="40.69044" calcext:value-type="float">
            <text:p>40.69044</text:p>
          </table:table-cell>
          <table:table-cell office:value-type="float" office:value="39.74512" calcext:value-type="float">
            <text:p>39.74512</text:p>
          </table:table-cell>
          <table:table-cell office:value-type="float" office:value="26.10166" calcext:value-type="float">
            <text:p>26.10166</text:p>
          </table:table-cell>
          <table:table-cell office:value-type="float" office:value="14.48469" calcext:value-type="float">
            <text:p>14.48469</text:p>
          </table:table-cell>
          <table:table-cell office:value-type="float" office:value="8.65873" calcext:value-type="float">
            <text:p>8.65873</text:p>
          </table:table-cell>
          <table:table-cell office:value-type="float" office:value="3.896037" calcext:value-type="float">
            <text:p>3.896037</text:p>
          </table:table-cell>
          <table:table-cell office:value-type="float" office:value="3.571392" calcext:value-type="float">
            <text:p>3.571392</text:p>
          </table:table-cell>
          <table:table-cell table:number-columns-repeated="3" office:value-type="float" office:value="3.896037" calcext:value-type="float">
            <text:p>3.896037</text:p>
          </table:table-cell>
          <table:table-cell office:value-type="float" office:value="1.077756" calcext:value-type="float">
            <text:p>1.077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229679" calcext:value-type="float">
            <text:p>0.001229679</text:p>
          </table:table-cell>
          <table:table-cell office:value-type="float" office:value="3.008948" calcext:value-type="float">
            <text:p>3.008948</text:p>
          </table:table-cell>
          <table:table-cell office:value-type="float" office:value="5.909858" calcext:value-type="float">
            <text:p>5.909858</text:p>
          </table:table-cell>
          <table:table-cell office:value-type="float" office:value="33.50574" calcext:value-type="float">
            <text:p>33.50574</text:p>
          </table:table-cell>
          <table:table-cell office:value-type="float" office:value="104.3341" calcext:value-type="float">
            <text:p>104.3341</text:p>
          </table:table-cell>
          <table:table-cell office:value-type="float" office:value="152.2165" calcext:value-type="float">
            <text:p>152.2165</text:p>
          </table:table-cell>
          <table:table-cell office:value-type="float" office:value="198.1988" calcext:value-type="float">
            <text:p>198.1988</text:p>
          </table:table-cell>
          <table:table-cell office:value-type="float" office:value="191.841" calcext:value-type="float">
            <text:p>191.841</text:p>
          </table:table-cell>
          <table:table-cell office:value-type="float" office:value="228.7349" calcext:value-type="float">
            <text:p>228.7349</text:p>
          </table:table-cell>
          <table:table-cell office:value-type="float" office:value="168.1041" calcext:value-type="float">
            <text:p>168.1041</text:p>
          </table:table-cell>
          <table:table-cell office:value-type="float" office:value="144.2759" calcext:value-type="float">
            <text:p>144.2759</text:p>
          </table:table-cell>
          <table:table-cell office:value-type="float" office:value="110.7436" calcext:value-type="float">
            <text:p>110.7436</text:p>
          </table:table-cell>
          <table:table-cell office:value-type="float" office:value="57.65214" calcext:value-type="float">
            <text:p>57.65214</text:p>
          </table:table-cell>
          <table:table-cell office:value-type="float" office:value="42.63504" calcext:value-type="float">
            <text:p>42.63504</text:p>
          </table:table-cell>
          <table:table-cell office:value-type="float" office:value="27.91891" calcext:value-type="float">
            <text:p>27.91891</text:p>
          </table:table-cell>
          <table:table-cell office:value-type="float" office:value="15.41052" calcext:value-type="float">
            <text:p>15.41052</text:p>
          </table:table-cell>
          <table:table-cell office:value-type="float" office:value="8.056102" calcext:value-type="float">
            <text:p>8.056102</text:p>
          </table:table-cell>
          <table:table-cell office:value-type="float" office:value="3.90283" calcext:value-type="float">
            <text:p>3.90283</text:p>
          </table:table-cell>
          <table:table-cell office:value-type="float" office:value="3.879774" calcext:value-type="float">
            <text:p>3.879774</text:p>
          </table:table-cell>
          <table:table-cell office:value-type="float" office:value="3.936718" calcext:value-type="float">
            <text:p>3.936718</text:p>
          </table:table-cell>
          <table:table-cell office:value-type="float" office:value="3.968634" calcext:value-type="float">
            <text:p>3.968634</text:p>
          </table:table-cell>
          <table:table-cell office:value-type="float" office:value="0.1236256" calcext:value-type="float">
            <text:p>0.1236256</text:p>
          </table:table-cell>
          <table:table-cell office:value-type="float" office:value="3.985531" calcext:value-type="float">
            <text:p>3.985531</text:p>
          </table:table-cell>
          <table:table-cell office:value-type="float" office:value="-0.1835741" calcext:value-type="float">
            <text:p>-0.18357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.626141" calcext:value-type="float">
            <text:p>5.626141</text:p>
          </table:table-cell>
          <table:table-cell office:value-type="float" office:value="7.676256" calcext:value-type="float">
            <text:p>7.676256</text:p>
          </table:table-cell>
          <table:table-cell office:value-type="float" office:value="63.16226" calcext:value-type="float">
            <text:p>63.16226</text:p>
          </table:table-cell>
          <table:table-cell office:value-type="float" office:value="45.99762" calcext:value-type="float">
            <text:p>45.99762</text:p>
          </table:table-cell>
          <table:table-cell office:value-type="float" office:value="79.56688" calcext:value-type="float">
            <text:p>79.56688</text:p>
          </table:table-cell>
          <table:table-cell office:value-type="float" office:value="227.311" calcext:value-type="float">
            <text:p>227.311</text:p>
          </table:table-cell>
          <table:table-cell office:value-type="float" office:value="203.9287" calcext:value-type="float">
            <text:p>203.9287</text:p>
          </table:table-cell>
          <table:table-cell office:value-type="float" office:value="172.5618" calcext:value-type="float">
            <text:p>172.5618</text:p>
          </table:table-cell>
          <table:table-cell office:value-type="float" office:value="177.1462" calcext:value-type="float">
            <text:p>177.1462</text:p>
          </table:table-cell>
          <table:table-cell office:value-type="float" office:value="140.4554" calcext:value-type="float">
            <text:p>140.4554</text:p>
          </table:table-cell>
          <table:table-cell office:value-type="float" office:value="123.9905" calcext:value-type="float">
            <text:p>123.9905</text:p>
          </table:table-cell>
          <table:table-cell office:value-type="float" office:value="110.346" calcext:value-type="float">
            <text:p>110.346</text:p>
          </table:table-cell>
          <table:table-cell office:value-type="float" office:value="65.12319" calcext:value-type="float">
            <text:p>65.12319</text:p>
          </table:table-cell>
          <table:table-cell office:value-type="float" office:value="34.31887" calcext:value-type="float">
            <text:p>34.31887</text:p>
          </table:table-cell>
          <table:table-cell office:value-type="float" office:value="24.5278" calcext:value-type="float">
            <text:p>24.5278</text:p>
          </table:table-cell>
          <table:table-cell office:value-type="float" office:value="9.561069" calcext:value-type="float">
            <text:p>9.561069</text:p>
          </table:table-cell>
          <table:table-cell office:value-type="float" office:value="3.334991" calcext:value-type="float">
            <text:p>3.334991</text:p>
          </table:table-cell>
          <table:table-cell office:value-type="float" office:value="5.590495" calcext:value-type="float">
            <text:p>5.590495</text:p>
          </table:table-cell>
          <table:table-cell office:value-type="float" office:value="5.487353" calcext:value-type="float">
            <text:p>5.487353</text:p>
          </table:table-cell>
          <table:table-cell office:value-type="float" office:value="5.909499" calcext:value-type="float">
            <text:p>5.909499</text:p>
          </table:table-cell>
          <table:table-cell office:value-type="float" office:value="5.868994" calcext:value-type="float">
            <text:p>5.868994</text:p>
          </table:table-cell>
          <table:table-cell office:value-type="float" office:value="5.833817" calcext:value-type="float">
            <text:p>5.833817</text:p>
          </table:table-cell>
          <table:table-cell office:value-type="float" office:value="3.568177" calcext:value-type="float">
            <text:p>3.568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4T20:16:50.880000000</dc:date>
    <meta:editing-duration>PT1M19S</meta:editing-duration>
    <meta:editing-cycles>1</meta:editing-cycles>
    <meta:document-statistic meta:table-count="1" meta:cell-count="649" meta:object-count="0"/>
    <meta:generator>LibreOffice/7.3.2.2$Windows_X86_64 LibreOffice_project/49f2b1bff42cfccbd8f788c8dc32c1c309559be0</meta:generator>
  </office:meta>
</office:document-meta>
</file>